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officeooo:rsid="0004c493" officeooo:paragraph-rsid="0004c493"/>
    </style:style>
    <style:style style:name="P2" style:family="paragraph" style:parent-style-name="Standard" style:master-page-name="First_20_Page">
      <style:paragraph-properties fo:text-align="end" style:justify-single-word="false" style:page-number="auto"/>
      <style:text-properties officeooo:rsid="0004c493" officeooo:paragraph-rsid="0004c493"/>
    </style:style>
    <style:style style:name="P3" style:family="paragraph" style:parent-style-name="Text_20_body">
      <style:paragraph-properties fo:line-height="200%"/>
      <style:text-properties officeooo:rsid="0013dfbe" officeooo:paragraph-rsid="00067b4f"/>
    </style:style>
    <style:style style:name="P4" style:family="paragraph" style:parent-style-name="Text_20_body">
      <style:paragraph-properties fo:line-height="200%"/>
      <style:text-properties officeooo:paragraph-rsid="0018c3af"/>
    </style:style>
    <style:style style:name="P5" style:family="paragraph" style:parent-style-name="Text_20_body">
      <style:paragraph-properties fo:line-height="200%"/>
      <style:text-properties officeooo:paragraph-rsid="00067b4f"/>
    </style:style>
    <style:style style:name="P6" style:family="paragraph" style:parent-style-name="Text_20_body">
      <style:paragraph-properties fo:line-height="200%"/>
      <style:text-properties officeooo:paragraph-rsid="00260dc4"/>
    </style:style>
    <style:style style:name="P7" style:family="paragraph" style:parent-style-name="Text_20_body">
      <style:paragraph-properties fo:line-height="200%"/>
      <style:text-properties officeooo:rsid="001a3eea" officeooo:paragraph-rsid="001a3eea"/>
    </style:style>
    <style:style style:name="P8" style:family="paragraph" style:parent-style-name="Title">
      <style:text-properties officeooo:paragraph-rsid="00067b4f"/>
    </style:style>
    <style:style style:name="P9" style:family="paragraph" style:parent-style-name="Title">
      <style:paragraph-properties fo:break-before="page"/>
      <style:text-properties officeooo:paragraph-rsid="00067b4f"/>
    </style:style>
    <style:style style:name="P10" style:family="paragraph" style:parent-style-name="Header">
      <style:paragraph-properties fo:text-align="end" style:justify-single-word="false"/>
      <style:text-properties officeooo:rsid="00241342" officeooo:paragraph-rsid="00241342"/>
    </style:style>
    <style:style style:name="T1" style:family="text">
      <style:text-properties officeooo:rsid="00067b4f"/>
    </style:style>
    <style:style style:name="T2" style:family="text">
      <style:text-properties officeooo:rsid="00112091"/>
    </style:style>
    <style:style style:name="T3" style:family="text">
      <style:text-properties officeooo:rsid="0013dfbe"/>
    </style:style>
    <style:style style:name="T4" style:family="text">
      <style:text-properties officeooo:rsid="0014660c"/>
    </style:style>
    <style:style style:name="T5" style:family="text">
      <style:text-properties officeooo:rsid="0015ad69"/>
    </style:style>
    <style:style style:name="T6" style:family="text">
      <style:text-properties officeooo:rsid="001af11f"/>
    </style:style>
    <style:style style:name="T7" style:family="text">
      <style:text-properties officeooo:rsid="001c6bc7"/>
    </style:style>
    <style:style style:name="T8" style:family="text">
      <style:text-properties officeooo:rsid="001cd9a0"/>
    </style:style>
    <style:style style:name="T9" style:family="text">
      <style:text-properties officeooo:rsid="001ed3c7"/>
    </style:style>
    <style:style style:name="T10" style:family="text">
      <style:text-properties officeooo:rsid="0020c81d"/>
    </style:style>
    <style:style style:name="T11" style:family="text">
      <style:text-properties officeooo:rsid="002271b8"/>
    </style:style>
    <style:style style:name="T12" style:family="text">
      <style:text-properties officeooo:rsid="00241342"/>
    </style:style>
    <style:style style:name="T13" style:family="text">
      <style:text-properties officeooo:rsid="00255f89"/>
    </style:style>
    <style:style style:name="T14" style:family="text">
      <style:text-properties officeooo:rsid="00260dc4"/>
    </style: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ucky Frost</text:p>
      <text:p text:style-name="P1">CS 471</text:p>
      <text:p text:style-name="P1">Assignment 02</text:p>
      <text:p text:style-name="P1"><text:date style:data-style-name="N84" text:date-value="2014-10-06T17:49:37.736236411">2014-10-06</text:date></text:p>
      <text:p text:style-name="Title">User Story 0x00</text:p>
      <text:p text:style-name="P6"><text:span text:style-name="T14"><text:tab/>After a user has browsed and settled on a item to purchase, they would need to add the cart. They shall be able to have 999 items loaded into the cart. If new items are added, the largest quantity item will be removed from the shopping cart. If the user were to close the current view of the website, the cart shall still retain all of the items that they have added until the items are removed from the cart. From there they can click on the shopping cart option that would reside in the top right of their screen at any point in their visit of the site. </text:span></text:p>
      <text:p text:style-name="P6"><text:span text:style-name="T14"><text:tab/>Once they select the cart they can review the items that they have entered and remove or change the quantity as they so desire. The user shall also be able to move the item from the cart into the wishlist and vise versa if they so desire. They would also be able to check on shipping and taxes to their shipping address underneath the proceed to checkout button. They would then proceed to checkout were they would <text:s/>have a number of payment options to complete the purchase for the goods. Then, there would have to be a next page for where they enter the shipping and billing for the goods. If the addresses match, the user should have an option to only enter the data in once. After this step is completed the user would then have a confirmation page that they would be able to review all of the data in the transaction. After confirming, they would be given a thank you page with the tracking information of the parcels for the order. Also, an email would be sent to the address on file, this is in case there was an an authorized access to the account and allow the proper account owner respond appropriately.</text:span></text:p>
      <text:p text:style-name="P8"/>
      <text:p text:style-name="P9">User Story 0x0<text:span text:style-name="T1">1</text:span></text:p>
      <text:p text:style-name="P3"><text:tab/>When a user <text:span text:style-name="T5">attempts</text:span> to use a number of features in the webstore, there shall be a number of ways for them to be prompted into creating a user account or sign into their existing account. If the site is unable to have records to who the user is, then there should be a popup prompt for to encourage the user to either to sign into their account or create an account. This would allow for better tracking of their history on the webstore such as browsing and purchase history to better tailor <text:span text:style-name="T14">advertisements</text:span> and suggested products as they <text:span text:style-name="T14">browse</text:span> through the store.</text:p>
      <text:p text:style-name="P3"><text:tab/><text:span text:style-name="T4">For all the prompts for the user to sign into the account there shall be a shortcut link to enable them to launch the account creation process. When the sign in to account is accessed, the user will be taken to a page where they will enter their account credentials of an email address and password. From this point the website should keep track of all the browsing, searching, and purchasing. At the page to create a new account the user shall enter: name, email, password, and optional mobile number. </text:span></text:p>
      <text:p text:style-name="P4"><text:span text:style-name="T3"><text:tab/>Once a user is logged into the site, their registered name shall be shown on the login field to provide confirmation to which account that they are using and its validity. From there, a number of account specific options, such as upgrading the account type, subscriptions, and ability to logout. Once the user is logged out then there shall no longer be any tracking enabled on the sessions of that browser. <text:s/>If the sign out option is chosen, the browser shall redirect to the login page where the user credentials are queried for. </text:span></text:p>
      <text:p text:style-name="P4"><text:tab/><text:span text:style-name="T13">If at some point in time that the user requires to adjust their account information, then they can use the account setting option in the account management page. They must first enter they credentials to make modification to the current settings. They will then enter the changed data twice to be confirmed with the current password that is linked to the account.</text:span></text:p>
      <text:p text:style-name="P9">User Story 0x0<text:span text:style-name="T1">2</text:span></text:p>
      <text:p text:style-name="P7"><text:tab/>For el<text:span text:style-name="T6">ectronic devices, there shall be a number of resource for which users may access. One of which is the electronic book (ebook) store. There the user may trial, review, and purchase ebooks. In the main page of the ebook section that is accessed through account menu, will open to the home page of the proprietary ebook reader. From there there will three main tabs that the user will interact with on ebook related subjects: content, devices, and settings.</text:span></text:p>
      <text:p text:style-name="P7"><text:tab/><text:span text:style-name="T6">In the content tab the user shall be able to browse the content that is added to the webstore account. The search functionality that users may use on the content can be either by the date when the content was added, titles of the content, or authors of the content. The main option will give the results in a A to Z format or may be reversed by user specification. When a user selects an item, be it singular or multiple, they shall be given a menu to which they may deliver to the registered device or to delete the item.</text:span></text:p>
      <text:p text:style-name="P7"><text:tab/><text:span text:style-name="T7">The devices menu is where the user will conduct actions specific to devices they wish to use with their account. <text:s/>The devices that are listed are either the proprietary ebook readers or the devices that have the webstore reading application installed. Here is where the user can change the alias for the device, list the registered webstore email address to the device for communication with the device. Also, this is where the user would have the ability to remove the device from the webstore account. </text:span></text:p>
      <text:p text:style-name="P7"><text:tab/><text:span text:style-name="T8">Lastly, the settings tab is where the setup of the ebook services can be configured. Such configurations that can be changed is the syncing of information such as bookmarks and acceptable email addresses that can be used to send personal documents to the devices. It will also allow for the modification of the settings of payment method that are used for the devices to purchase goods on the ebook content portion of the webstore.</text:span></text:p>
      <text:p text:style-name="P8"><text:soft-page-break/>User Story 0x0<text:span text:style-name="T1">3</text:span></text:p>
      <text:p text:style-name="P5"><text:tab/><text:span text:style-name="T9">In the quests of users attempting to locate products and services, the webstore shall have a comprehensive search functionality into the site. A user would be able to select one of the many departments that would correspond with the products that they have in mind. This would then open subsections of the department that they are interested in viewing.</text:span></text:p>
      <text:p text:style-name="P5"><text:tab/><text:span text:style-name="T9">Once they enter into the subsection of the department, the user would be greeted by items that could be related to previous browsing or search history. From there users could further refine their searching into the categories of the department subsection. When browsing the items, details of the item listing shall be listed underneath a product image. The information that would accompany the image shall include: title, unit price, rating, and special offerings such as elevated account benefits.</text:span></text:p>
      <text:p text:style-name="P5"><text:tab/><text:span text:style-name="T10">Users shall also able to search products by through a search bar where their text will be attempted to match products and services. If the user issues a perceived misspelled pattern, then there should be a suggested correction to the search pattern. From the search results, the user can break down the results from the department subsections as stated before.</text:span></text:p>
      <text:p text:style-name="P5"><text:tab/><text:span text:style-name="T10">To sort the search, the user would have means to arrange the results by a number of different criteria. The first is to sort the items to the relevance of the search parameter that was issued from the user. Otherwise the user can sort the items by popularity from other users. Or the user could be able to <text:s/>sort he items by the price ranges of the items. Also, if the user wishes to use a larger preview image of the item, then they may select a larger preview plain. </text:span></text:p>
      <text:p text:style-name="P5"><text:tab/><text:span text:style-name="T9">At the bottom of the search page, there shall be a means for the user to modify how their data is stored and used to generate results from their searches. From the management of the browsing history, the suer would have the ability to either delete all the items that have been browsed through. Or the user would be able to simply able to disable the browsing history feature.</text:span></text:p>
      <text:p text:style-name="P8"><text:soft-page-break/>User Story 0x0<text:span text:style-name="T1">4</text:span></text:p>
      <text:p text:style-name="P5"><text:tab/><text:span text:style-name="T11">The webstore shall offer digital music services for users of the webstore. The first feature that users may use is the ability to simply purchase music from the main webstore which would then be added into the account. The next method for acquiring music is by used of an elevated webstore account that would have free access to approved artists for user playback. Lastly, the user shall be able to upload their local music files to the music service only through Microsoft Windows or Mac OS X platforms.</text:span></text:p>
      <text:p text:style-name="P5"><text:tab/><text:span text:style-name="T11">The webstore shall have a local player to which the users can playback their music through their web browser. Users shall also be able to use their mobile devices, such as smart phones, to play their owned music from the webstore. Also, while in the play the user wishes to purchase more music, then they will be redirected from the player back to the main music department in the webstore.</text:span></text:p>
      <text:p text:style-name="P5"><text:tab/><text:span text:style-name="T11">The webstore player shall have a number of features. The first is the ability to create ad free streams from the content that is provided from the elevated account standing. The user shall also have the ability to create playlists from music they have purchased. Also, if the user wishes, they shall have the ability to connect to social media sites, such as facebook, to send out updates on the status of the content they are using through the webstore music player.</text:span></text:p>
      <text:p text:style-name="P5"><text:tab/><text:span text:style-name="T12">For the purposes of streaming music content there are a number of conditions that the user will have to operate within. On is that the user shall only be allowed up to ten devices to be authorized to stream content from their webstore library. If the user wishes to add another device after authorizing ten devices, then one device must be de-authorized and have a time period of 30 days before the new device can be registered with the streaming service. However, if the user wishes to de-authorize all of the registerd devices, then they can accomplish this task once every 365 days. This would then allow to begin new device registr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style-name="Bold" style:font-family-generic="roman"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41342" officeooo:paragraph-rsid="0024134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5in" fo:page-height="11in" style:num-format="1" style:print-orientation="portrait" fo:margin-top="1in" fo:margin-bottom="1in" fo:margin-left="1in" fo:margin-right="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Frost <text:page-number text:select-page="current">5</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2T12:59:27.926000000</meta:creation-date>
    <dc:date>2014-10-06T17:49:37.672520429</dc:date>
    <meta:editing-duration>PT4H48M46S</meta:editing-duration>
    <meta:editing-cycles>8</meta:editing-cycles>
    <meta:generator>LibreOffice/4.2.5.2$Linux_X86_64 LibreOffice_project/420m0$Build-2</meta:generator>
    <dc:creator>Bucky Frost</dc:creator>
    <meta:document-statistic meta:table-count="0" meta:image-count="0" meta:object-count="0" meta:page-count="5" meta:paragraph-count="29" meta:word-count="1734" meta:character-count="9744" meta:non-whitespace-character-count="8011"/>
  </office:meta>
</office:document-meta>
</file>